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40CF310A5B135ABE99.png" manifest:media-type="image/png"/>
  <manifest:file-entry manifest:full-path="Pictures/10000001000000C0000000C066B60570E8B6A023.png" manifest:media-type="image/png"/>
  <manifest:file-entry manifest:full-path="Pictures/1000000100000190000001900AAA2336B7A2FFBE.png" manifest:media-type="image/png"/>
  <manifest:file-entry manifest:full-path="Pictures/100000010000014000000140CAD78A998F2ED85A.png" manifest:media-type="image/png"/>
  <manifest:file-entry manifest:full-path="Pictures/10000001000000A0000000A0FBD6F699B7328BF0.png" manifest:media-type="image/png"/>
  <manifest:file-entry manifest:full-path="Pictures/10000001000000C0000000C01B5DE093132C0AD4.png" manifest:media-type="image/png"/>
  <manifest:file-entry manifest:full-path="Pictures/10000001000000A0000000A0E4BF0E4EBEF8B108.png" manifest:media-type="image/png"/>
  <manifest:file-entry manifest:full-path="Pictures/100000010000014000000140E8B6FA3977C620B0.png" manifest:media-type="image/png"/>
  <manifest:file-entry manifest:full-path="Pictures/10000001000000A0000000A09C4D78DD15BF8A47.png" manifest:media-type="image/png"/>
  <manifest:file-entry manifest:full-path="Pictures/10000001000000A0000000A0C8F287DC0CD410E6.png" manifest:media-type="image/png"/>
  <manifest:file-entry manifest:full-path="Pictures/1000000100000140000001406D7313B5870A4118.png" manifest:media-type="image/png"/>
  <manifest:file-entry manifest:full-path="Pictures/10000001000000C0000000C064CD489EE439B622.png" manifest:media-type="image/png"/>
  <manifest:file-entry manifest:full-path="Pictures/100000010000014000000140FECBC1003EB940B2.png" manifest:media-type="image/png"/>
  <manifest:file-entry manifest:full-path="Pictures/10000001000000C0000000C0D4DA2BDFDFE0BBFA.png" manifest:media-type="image/png"/>
  <manifest:file-entry manifest:full-path="Pictures/10000001000000C0000000C02CCE2D3EBAC2742F.png" manifest:media-type="image/png"/>
  <manifest:file-entry manifest:full-path="Pictures/10000001000000C8000000C821F10FC011904EF0.png" manifest:media-type="image/png"/>
  <manifest:file-entry manifest:full-path="Pictures/10000001000000C0000000C061C53329A9AE49D5.png" manifest:media-type="image/png"/>
  <manifest:file-entry manifest:full-path="Pictures/10000001000000C8000000C8567A08F5F1426720.png" manifest:media-type="image/png"/>
  <manifest:file-entry manifest:full-path="Pictures/10000001000000A0000000A0F1F42919E39426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mazon Ember2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6.179cm" fo:padding-top="0.254cm" fo:padding-bottom="0.125cm" fo:padding-left="1.397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201cm" fo:min-width="9.803cm" fo:padding-top="0.254cm" fo:padding-bottom="0.125cm" fo:padding-left="1.397cm" fo:padding-right="0.25cm" fo:wrap-option="wrap"/>
      <style:paragraph-properties style:writing-mode="lr-tb"/>
    </style:style>
    <style:style style:name="gr3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201cm" fo:min-width="3.21cm" fo:padding-top="0.254cm" fo:padding-bottom="0.125cm" fo:padding-left="1.397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144cm" fo:min-width="4.159cm" fo:padding-top="0.254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144cm" fo:min-width="4.159cm" fo:padding-top="0.254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5.927cm" fo:min-width="14.67cm" fo:padding-top="0.254cm" fo:padding-bottom="0.125cm" fo:padding-left="1.397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4.579cm" fo:min-width="2.648cm" fo:padding-top="0.125cm" fo:padding-bottom="0.125cm" fo:padding-left="1.397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4.579cm" fo:min-width="2.648cm" fo:padding-top="0.125cm" fo:padding-bottom="0.125cm" fo:padding-left="1.397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545b6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10.012cm" fo:min-width="17.472cm" fo:padding-top="0.254cm" fo:padding-bottom="0.125cm" fo:padding-left="1.397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7.665cm" fo:min-width="6.725cm" fo:padding-top="0.125cm" fo:padding-bottom="0.125cm" fo:padding-left="1.397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35cm" draw:stroke-linejoin="miter" svg:stroke-linecap="butt" draw:fill="solid" draw:fill-color="#007cbc" draw:opacity="10%" draw:textarea-vertical-align="top" draw:auto-grow-height="false" draw:fit-to-size="false" style:shrink-to-fit="false" fo:min-height="7.658cm" fo:min-width="6.725cm" fo:padding-top="0.125cm" fo:padding-bottom="0.125cm" fo:padding-left="1.397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solid" svg:stroke-width="0.035cm" svg:stroke-color="#df3312" draw:stroke-linejoin="miter" svg:stroke-linecap="butt" draw:fill="none" loext:fill-use-slide-background="false" draw:textarea-horizontal-align="center" draw:textarea-vertical-align="top" draw:auto-grow-height="false" draw:fit-to-size="false" style:shrink-to-fit="false" fo:min-height="5.522cm" fo:min-width="6.769cm" fo:padding-top="0.254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fill="none" fo:min-height="0.484cm"/>
      <style:paragraph-properties style:writing-mode="lr-tb"/>
    </style:style>
    <style:style style:name="gr25" style:family="graphic" style:parent-style-name="standard" style:list-style-name="L5">
      <style:graphic-properties draw:stroke="solid" svg:stroke-width="0.035cm" svg:stroke-color="#df3312" draw:stroke-linejoin="miter" svg:stroke-linecap="butt" draw:fill="none" loext:fill-use-slide-background="false" draw:textarea-horizontal-align="center" draw:textarea-vertical-align="top" draw:auto-grow-height="false" draw:fit-to-size="false" style:shrink-to-fit="false" fo:min-height="5.522cm" fo:min-width="6.769cm" fo:padding-top="0.254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5.881cm" fo:min-width="9.044cm" fo:padding-top="0.254cm" fo:padding-bottom="0.125cm" fo:padding-left="1.397cm" fo:padding-right="0.25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0.434cm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6" style:family="paragraph">
      <loext:graphic-properties draw:fill="solid" draw:fill-color="#1d8900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007cbc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cm" fo:margin-bottom="0cm" fo:line-height="100%" fo:text-align="center" style:punctuation-wrap="hanging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12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5b9cd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e89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Amazon Embe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df3312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Amazon Ember1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b9c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e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f3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name="Rectangle 9" draw:style-name="gr1" draw:text-style-name="P2" draw:layer="layout" svg:width="17.825cm" svg:height="12.793cm" svg:x="8.456cm" svg:y="1.643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2" draw:layer="layout" svg:width="11.449cm" svg:height="10.579cm" svg:x="9.076cm" svg:y="3.161cm">
          <text:p text:style-name="P1"><text:span text:style-name="T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3" draw:text-style-name="P3" draw:layer="layout" svg:width="1.057cm" svg:height="1.057cm" svg:x="9.075cm" svg:y="3.143cm">
          <draw:image xlink:href="Pictures/10000001000000A0000000A0FBD6F699B7328BF0.png" xlink:type="simple" xlink:show="embed" xlink:actuate="onLoad" draw:mime-type="image/png">
            <text:p/>
          </draw:image>
        </draw:frame>
        <draw:frame draw:name="Graphic 1" draw:style-name="gr3" draw:text-style-name="P3" draw:layer="layout" svg:width="1.057cm" svg:height="1.057cm" svg:x="8.456cm" svg:y="1.643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" draw:style-name="gr4" draw:text-style-name="P2" draw:layer="layout" svg:width="4.856cm" svg:height="10.579cm" svg:x="21.007cm" svg:y="3.179cm">
          <text:p text:style-name="P1"><text:span text:style-name="T2">R</text:span><text:span text:style-name="T2">e</text:span><text:span text:style-name="T2">g</text:span><text:span text:style-name="T2">i</text:span><text:span text:style-name="T2">o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" draw:style-name="gr3" draw:text-style-name="P3" draw:layer="layout" svg:width="1.057cm" svg:height="1.057cm" svg:x="21.006cm" svg:y="3.161cm">
          <draw:image xlink:href="Pictures/10000001000000A0000000A0FBD6F699B7328BF0.png" xlink:type="simple" xlink:show="embed" xlink:actuate="onLoad" draw:mime-type="image/png">
            <text:p/>
          </draw:image>
        </draw:frame>
        <draw:g>
          <draw:custom-shape draw:name="Rectangle 10" draw:style-name="gr5" draw:text-style-name="P5" draw:layer="layout" svg:width="4.658cm" svg:height="8.522cm" svg:x="10.583cm" svg:y="4.754cm">
            <text:p text:style-name="P4"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Z</text:span><text:span text:style-name="T2">o</text:span><text:span text:style-name="T2">n</text:span><text:span text:style-name="T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6" draw:text-style-name="P5" draw:layer="layout" svg:width="4.658cm" svg:height="8.522cm" svg:x="15.611cm" svg:y="4.754cm">
            <text:p text:style-name="P4"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Z</text:span><text:span text:style-name="T2">o</text:span><text:span text:style-name="T2">n</text:span><text:span text:style-name="T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" draw:style-name="gr7" draw:text-style-name="P2" draw:layer="layout" svg:width="16.316cm" svg:height="6.305cm" svg:x="9.314cm" svg:y="6.158cm">
          <text:p text:style-name="P1"><text:span text:style-name="T3">V</text:span><text:span text:style-name="T3">P</text:span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gr3" draw:text-style-name="P3" draw:layer="layout" svg:width="1.057cm" svg:height="1.057cm" svg:x="9.314cm" svg:y="6.162cm">
          <draw:image xlink:href="Pictures/10000001000000A0000000A09C4D78DD15BF8A47.png" xlink:type="simple" xlink:show="embed" xlink:actuate="onLoad" draw:mime-type="image/png">
            <text:p/>
          </draw:image>
        </draw:frame>
        <draw:custom-shape draw:name="Rectangle 32" draw:style-name="gr8" draw:text-style-name="P6" draw:layer="layout" svg:width="4.294cm" svg:height="4.828cm" svg:x="15.836cm" svg:y="7.265cm">
          <text:p text:style-name="P1"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s</text:span><text:span text:style-name="T3">u</text:span><text:span text:style-name="T3">b</text:span><text:span text:style-name="T3">n</text:span><text:span text:style-name="T3">e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" draw:style-name="gr3" draw:text-style-name="P3" draw:layer="layout" svg:width="1.057cm" svg:height="1.057cm" svg:x="15.836cm" svg:y="7.265cm">
          <draw:image xlink:href="Pictures/10000001000000A0000000A0C8F287DC0CD410E6.png" xlink:type="simple" xlink:show="embed" xlink:actuate="onLoad" draw:mime-type="image/png">
            <text:p/>
          </draw:image>
        </draw:frame>
        <draw:custom-shape draw:name="Rectangle 3" draw:style-name="gr9" draw:text-style-name="P6" draw:layer="layout" svg:width="4.294cm" svg:height="4.828cm" svg:x="10.776cm" svg:y="7.241cm">
          <text:p text:style-name="P1"><text:span text:style-name="T3">Public 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" draw:style-name="gr3" draw:text-style-name="P3" draw:layer="layout" svg:width="1.057cm" svg:height="1.057cm" svg:x="10.776cm" svg:y="7.241cm">
          <draw:image xlink:href="Pictures/10000001000000A0000000A0C8F287DC0CD410E6.png" xlink:type="simple" xlink:show="embed" xlink:actuate="onLoad" draw:mime-type="image/png">
            <text:p/>
          </draw:image>
        </draw:frame>
        <draw:frame draw:name="Graphic 10" draw:style-name="gr3" draw:text-style-name="P3" xml:id="id1" draw:id="id1" draw:layer="layout" svg:width="1.269cm" svg:height="1.269cm" svg:x="9.313cm" svg:y="9.054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60" draw:style-name="gr3" draw:text-style-name="P3" xml:id="id2" draw:id="id2" draw:layer="layout" svg:width="1.269cm" svg:height="1.269cm" svg:x="12.256cm" svg:y="9.092cm">
          <draw:image xlink:href="Pictures/10000001000000C0000000C064CD489EE439B622.png" xlink:type="simple" xlink:show="embed" xlink:actuate="onLoad" draw:mime-type="image/png">
            <text:p/>
          </draw:image>
        </draw:frame>
        <draw:g>
          <draw:frame draw:name="Graphic 5" draw:style-name="gr3" draw:text-style-name="P3" draw:layer="layout" svg:width="1.057cm" svg:height="1.057cm" svg:x="11.425cm" svg:y="10.626cm">
            <draw:image xlink:href="Pictures/100000010000014000000140FECBC1003EB940B2.png" xlink:type="simple" xlink:show="embed" xlink:actuate="onLoad" draw:mime-type="image/png">
              <text:p/>
            </draw:image>
          </draw:frame>
          <draw:custom-shape draw:name="TextBox 26" draw:style-name="gr10" draw:text-style-name="P5" draw:layer="layout" svg:width="1.974cm" svg:height="0.758cm" svg:x="12.233cm" svg:y="10.775cm">
            <text:p text:style-name="P4"><text:span text:style-name="T4">E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23" draw:style-name="gr11" draw:text-style-name="P3" draw:layer="layout" svg:width="1.304cm" svg:height="1.304cm" svg:x="2.558cm" svg:y="6.593cm">
          <draw:image xlink:href="Pictures/10000001000000C0000000C061C53329A9AE49D5.png" xlink:type="simple" xlink:show="embed" xlink:actuate="onLoad" draw:mime-type="image/png">
            <text:p/>
          </draw:image>
        </draw:frame>
        <draw:custom-shape draw:name="TextBox 40" draw:style-name="gr12" draw:text-style-name="P5" draw:layer="layout" svg:width="2.98cm" svg:height="0.716cm" svg:x="1.72cm" svg:y="8.109cm">
          <text:p text:style-name="P4"><text:span text:style-name="T5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" draw:text-style-name="P5" draw:layer="layout" svg:width="2.98cm" svg:height="0.716cm" svg:x="1.72cm" svg:y="10.515cm">
          <text:p text:style-name="P4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14" draw:text-style-name="P3" draw:layer="layout" draw:type="line" svg:x1="10.582cm" svg:y1="9.688cm" svg:x2="12.256cm" svg:y2="9.726cm" draw:start-shape="id1" draw:start-glue-point="1" draw:end-shape="id2" draw:end-glue-point="3" svg:d="M10582 9688l1674 38" svg:viewBox="0 0 1675 39">
          <text:p/>
        </draw:connector>
        <draw:custom-shape draw:name="TextBox 12" draw:style-name="gr15" draw:text-style-name="P5" draw:layer="layout" svg:width="1.343cm" svg:height="0.716cm" svg:x="9.276cm" svg:y="10.246cm">
          <text:p text:style-name="P4"><text:span text:style-name="T6">IG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" draw:style-name="gr3" draw:text-style-name="P3" xml:id="id3" draw:id="id3" draw:layer="layout" svg:width="1.304cm" svg:height="1.304cm" svg:x="2.558cm" svg:y="9.036cm">
          <draw:image xlink:href="Pictures/10000001000000C8000000C821F10FC011904EF0.png" xlink:type="simple" xlink:show="embed" xlink:actuate="onLoad" draw:mime-type="image/png">
            <text:p/>
          </draw:image>
        </draw:frame>
        <draw:frame draw:name="Graphic 12" draw:style-name="gr3" draw:text-style-name="P3" xml:id="id4" draw:id="id4" draw:layer="layout" svg:width="1.304cm" svg:height="1.304cm" svg:x="5.909cm" svg:y="9.036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7" draw:style-name="gr16" draw:text-style-name="P3" draw:layer="layout" draw:type="line" svg:x1="3.862cm" svg:y1="9.688cm" svg:x2="5.909cm" svg:y2="9.688cm" draw:start-shape="id3" draw:start-glue-point="1" draw:end-shape="id4" draw:end-glue-point="3" svg:d="M3862 9688h2047" svg:viewBox="0 0 2048 1">
          <text:p/>
        </draw:connector>
        <draw:connector draw:name="Straight Arrow Connector 2" draw:style-name="gr16" draw:text-style-name="P3" draw:layer="layout" draw:type="line" svg:x1="7.213cm" svg:y1="9.688cm" svg:x2="9.313cm" svg:y2="9.688cm" draw:start-shape="id4" draw:start-glue-point="1" draw:end-shape="id1" draw:end-glue-point="3" svg:d="M7213 9688h2100" svg:viewBox="0 0 2101 1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name="Rectangle 9" draw:style-name="gr18" draw:text-style-name="P2" draw:layer="layout" svg:width="20.842cm" svg:height="12.793cm" svg:x="5.593cm" svg:y="1.643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" draw:style-name="gr3" draw:text-style-name="P3" draw:layer="layout" svg:width="1.057cm" svg:height="1.057cm" svg:x="5.593cm" svg:y="1.643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6" draw:style-name="gr19" draw:text-style-name="P2" draw:layer="layout" svg:width="19.118cm" svg:height="10.39cm" svg:x="6.505cm" svg:y="3.512cm">
          <text:p text:style-name="P1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gr3" draw:text-style-name="P3" draw:layer="layout" svg:width="1.057cm" svg:height="1.057cm" svg:x="6.505cm" svg:y="3.512cm">
          <draw:image xlink:href="Pictures/10000001000000A0000000A09C4D78DD15BF8A47.png" xlink:type="simple" xlink:show="embed" xlink:actuate="onLoad" draw:mime-type="image/png">
            <text:p/>
          </draw:image>
        </draw:frame>
        <draw:custom-shape draw:name="Rectangle 3" draw:style-name="gr20" draw:text-style-name="P6" draw:layer="layout" svg:width="8.371cm" svg:height="7.914cm" svg:x="7.318cm" svg:y="5.199cm">
          <text:p text:style-name="P1"><text:span text:style-name="T3">Public 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" draw:style-name="gr3" draw:text-style-name="P3" draw:layer="layout" svg:width="1.057cm" svg:height="1.057cm" svg:x="7.318cm" svg:y="5.199cm">
          <draw:image xlink:href="Pictures/10000001000000A0000000A0C8F287DC0CD410E6.png" xlink:type="simple" xlink:show="embed" xlink:actuate="onLoad" draw:mime-type="image/png">
            <text:p/>
          </draw:image>
        </draw:frame>
        <draw:custom-shape draw:name="Rectangle 7" draw:style-name="gr21" draw:text-style-name="P8" draw:layer="layout" svg:width="8.371cm" svg:height="7.907cm" svg:x="16.456cm" svg:y="5.183cm">
          <text:p text:style-name="P1"><text:span text:style-name="T2">Private 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" draw:style-name="gr3" draw:text-style-name="P3" draw:layer="layout" svg:width="1.057cm" svg:height="1.057cm" svg:x="16.456cm" svg:y="5.183cm">
          <draw:image xlink:href="Pictures/10000001000000A0000000A0F1F42919E3942633.png" xlink:type="simple" xlink:show="embed" xlink:actuate="onLoad" draw:mime-type="image/png">
            <text:p/>
          </draw:image>
        </draw:frame>
        <draw:custom-shape draw:name="Rectangle 30" draw:style-name="gr22" draw:text-style-name="P2" draw:layer="layout" svg:width="7.268cm" svg:height="5.9cm" svg:x="7.864cm" svg:y="6.703cm">
          <text:p text:style-name="P1"><text:span text:style-name="T7">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3" draw:text-style-name="P3" xml:id="id6" draw:id="id6" draw:layer="layout" svg:width="1.269cm" svg:height="1.269cm" svg:x="5.855cm" svg:y="9.041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7" draw:style-name="gr3" draw:text-style-name="P3" xml:id="id7" draw:id="id7" draw:layer="layout" svg:width="1.269cm" svg:height="1.269cm" svg:x="10.795cm" svg:y="9.041cm">
          <draw:image xlink:href="Pictures/10000001000000C0000000C064CD489EE439B622.png" xlink:type="simple" xlink:show="embed" xlink:actuate="onLoad" draw:mime-type="image/png">
            <text:p/>
          </draw:image>
        </draw:frame>
        <draw:g>
          <draw:frame draw:name="Graphic 5" draw:style-name="gr3" draw:text-style-name="P3" draw:layer="layout" svg:width="1.057cm" svg:height="1.057cm" svg:x="10.055cm" svg:y="10.776cm">
            <draw:image xlink:href="Pictures/100000010000014000000140FECBC1003EB940B2.png" xlink:type="simple" xlink:show="embed" xlink:actuate="onLoad" draw:mime-type="image/png">
              <text:p/>
            </draw:image>
          </draw:frame>
          <draw:custom-shape draw:name="TextBox 26" draw:style-name="gr23" draw:text-style-name="P5" draw:layer="layout" svg:width="1.974cm" svg:height="0.758cm" svg:x="10.863cm" svg:y="10.925cm">
            <text:p text:style-name="P4"><text:span text:style-name="T4">E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Graphic 6" draw:style-name="gr3" draw:text-style-name="P3" draw:layer="layout" svg:width="1.057cm" svg:height="1.057cm" svg:x="18.559cm" svg:y="10.776cm">
            <draw:image xlink:href="Pictures/100000010000014000000140E8B6FA3977C620B0.png" xlink:type="simple" xlink:show="embed" xlink:actuate="onLoad" draw:mime-type="image/png">
              <text:p/>
            </draw:image>
          </draw:frame>
          <draw:frame draw:style-name="gr24" draw:text-style-name="P9" draw:layer="layout" svg:width="2.869cm" svg:height="0.734cm" svg:x="19.931cm" svg:y="10.937cm">
            <draw:text-box>
              <text:p><text:span text:style-name="T4">RDS Aurora</text:span></text:p>
            </draw:text-box>
          </draw:frame>
        </draw:g>
        <draw:frame draw:name="Graphic 37" draw:style-name="gr3" draw:text-style-name="P3" xml:id="id8" draw:id="id8" draw:layer="layout" svg:width="1.269cm" svg:height="1.269cm" svg:x="20.052cm" svg:y="9.041cm">
          <draw:image xlink:href="Pictures/10000001000000C0000000C02CCE2D3EBAC2742F.png" xlink:type="simple" xlink:show="embed" xlink:actuate="onLoad" draw:mime-type="image/png">
            <text:p/>
          </draw:image>
        </draw:frame>
        <draw:custom-shape draw:name="Rectangle 4" draw:style-name="gr25" draw:text-style-name="P2" draw:layer="layout" svg:width="7.268cm" svg:height="5.9cm" svg:x="17.008cm" svg:y="6.703cm">
          <text:p text:style-name="P1"><text:span text:style-name="T7">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3" draw:text-style-name="P3" xml:id="id5" draw:id="id5" draw:layer="layout" svg:width="1.304cm" svg:height="1.304cm" svg:x="1.663cm" svg:y="9.023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3" draw:style-name="gr16" draw:text-style-name="P3" draw:layer="layout" draw:type="line" svg:x1="2.967cm" svg:y1="9.675cm" svg:x2="5.855cm" svg:y2="9.675cm" draw:start-shape="id5" draw:start-glue-point="1" draw:end-shape="id6" draw:end-glue-point="3" svg:d="M2967 9675h2888" svg:viewBox="0 0 2889 1">
          <text:p/>
        </draw:connector>
        <draw:connector draw:name="Straight Arrow Connector 5" draw:style-name="gr14" draw:text-style-name="P3" draw:layer="layout" draw:type="line" svg:x1="7.124cm" svg:y1="9.675cm" svg:x2="10.795cm" svg:y2="9.675cm" draw:start-shape="id6" draw:start-glue-point="1" draw:end-shape="id7" draw:end-glue-point="3" svg:d="M7124 9675h3671" svg:viewBox="0 0 3672 1">
          <text:p/>
        </draw:connector>
        <draw:connector draw:name="Straight Arrow Connector 6" draw:style-name="gr26" draw:text-style-name="P3" draw:layer="layout" draw:type="line" svg:x1="12.064cm" svg:y1="9.675cm" svg:x2="20.052cm" svg:y2="9.675cm" draw:start-shape="id7" draw:start-glue-point="1" draw:end-shape="id8" draw:end-glue-point="3" svg:d="M12064 9675h7988" svg:viewBox="0 0 7989 1">
          <text:p/>
        </draw:connector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name="Rectangle 11" draw:style-name="gr27" draw:text-style-name="P2" draw:layer="layout" svg:width="20.842cm" svg:height="12.793cm" svg:x="5.593cm" svg:y="1.643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3" draw:text-style-name="P3" draw:layer="layout" svg:width="1.057cm" svg:height="1.057cm" svg:x="5.593cm" svg:y="1.643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2" draw:style-name="gr28" draw:text-style-name="P2" draw:layer="layout" svg:width="10.69cm" svg:height="6.259cm" svg:x="14.538cm" svg:y="3.512cm">
          <text:p text:style-name="P1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" draw:style-name="gr3" draw:text-style-name="P3" draw:layer="layout" svg:width="1.057cm" svg:height="1.057cm" svg:x="14.538cm" svg:y="3.512cm">
          <draw:image xlink:href="Pictures/10000001000000A0000000A09C4D78DD15BF8A47.png" xlink:type="simple" xlink:show="embed" xlink:actuate="onLoad" draw:mime-type="image/png">
            <text:p/>
          </draw:image>
        </draw:frame>
        <draw:frame draw:name="Graphic 27" draw:style-name="gr3" draw:text-style-name="P3" xml:id="id14" draw:id="id14" draw:layer="layout" svg:width="1.269cm" svg:height="1.269cm" svg:x="22.887cm" svg:y="4.771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29" draw:style-name="gr3" draw:text-style-name="P3" xml:id="id9" draw:id="id9" draw:layer="layout" svg:width="1.304cm" svg:height="1.304cm" svg:x="1.663cm" svg:y="8.504cm">
          <draw:image xlink:href="Pictures/10000001000000C8000000C8567A08F5F1426720.png" xlink:type="simple" xlink:show="embed" xlink:actuate="onLoad" draw:mime-type="image/png">
            <text:p/>
          </draw:image>
        </draw:frame>
        <draw:frame draw:name="Graphic 8" draw:style-name="gr3" draw:text-style-name="P3" xml:id="id15" draw:id="id15" draw:layer="layout" svg:width="1.269cm" svg:height="1.269cm" svg:x="22.888cm" svg:y="7.464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11" draw:style-name="gr29" draw:text-style-name="P3" draw:layer="layout" svg:width="2.116cm" svg:height="2.116cm" svg:x="21.87cm" svg:y="10.689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TextBox 21" draw:style-name="gr30" draw:text-style-name="P5" draw:layer="layout" svg:width="1.992cm" svg:height="0.714cm" svg:x="21.932cm" svg:y="12.987cm">
          <text:p text:style-name="P10"><text:span text:style-name="T8">S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" draw:style-name="gr29" draw:text-style-name="P3" xml:id="id13" draw:id="id13" draw:layer="layout" svg:width="1.269cm" svg:height="1.269cm" svg:x="18.318cm" svg:y="11.278cm">
          <draw:image xlink:href="Pictures/10000001000000C0000000C0D4DA2BDFDFE0BBFA.png" xlink:type="simple" xlink:show="embed" xlink:actuate="onLoad" draw:mime-type="image/png">
            <text:p/>
          </draw:image>
        </draw:frame>
        <draw:frame draw:name="Graphic 13" draw:style-name="gr29" draw:text-style-name="P3" xml:id="id10" draw:id="id10" draw:layer="layout" svg:width="2.116cm" svg:height="2.116cm" svg:x="7.413cm" svg:y="8.098cm">
          <draw:image xlink:href="Pictures/1000000100000140000001406D7313B5870A4118.png" xlink:type="simple" xlink:show="embed" xlink:actuate="onLoad" draw:mime-type="image/png">
            <text:p/>
          </draw:image>
        </draw:frame>
        <draw:custom-shape draw:name="TextBox 1" draw:style-name="gr31" draw:text-style-name="P5" draw:layer="layout" svg:width="2.437cm" svg:height="0.716cm" svg:x="10.887cm" svg:y="10.445cm">
          <text:p text:style-name="P11"><text:span text:style-name="T6">CloudFro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" draw:style-name="gr29" draw:text-style-name="P3" draw:layer="layout" svg:width="2.116cm" svg:height="2.116cm" svg:x="16.231cm" svg:y="4.779cm">
          <draw:image xlink:href="Pictures/1000000100000190000001900AAA2336B7A2FFBE.png" xlink:type="simple" xlink:show="embed" xlink:actuate="onLoad" draw:mime-type="image/png">
            <text:p/>
          </draw:image>
        </draw:frame>
        <draw:custom-shape draw:name="TextBox 2" draw:style-name="gr32" draw:text-style-name="P5" draw:layer="layout" svg:width="1.648cm" svg:height="0.716cm" svg:x="18.347cm" svg:y="5.479cm">
          <text:p text:style-name="P10"><text:span text:style-name="T8">E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29" draw:text-style-name="P3" xml:id="id12" draw:id="id12" draw:layer="layout" svg:width="1.269cm" svg:height="1.269cm" svg:x="16.655cm" svg:y="7.464cm">
          <draw:image xlink:href="Pictures/10000001000000C0000000C066B60570E8B6A023.png" xlink:type="simple" xlink:show="embed" xlink:actuate="onLoad" draw:mime-type="image/png">
            <text:p/>
          </draw:image>
        </draw:frame>
        <draw:frame draw:name="Graphic 22" draw:style-name="gr29" draw:text-style-name="P3" xml:id="id11" draw:id="id11" draw:layer="layout" svg:width="2.116cm" svg:height="2.116cm" svg:x="11.047cm" svg:y="8.098cm">
          <draw:image xlink:href="Pictures/100000010000014000000140CF310A5B135ABE99.png" xlink:type="simple" xlink:show="embed" xlink:actuate="onLoad" draw:mime-type="image/png">
            <text:p/>
          </draw:image>
        </draw:frame>
        <draw:frame draw:style-name="gr33" draw:text-style-name="P12" draw:layer="layout" svg:width="2.081cm" svg:height="0.684cm" svg:x="7.431cm" svg:y="10.461cm">
          <draw:text-box>
            <text:p><text:span text:style-name="T6">Route 53</text:span></text:p>
          </draw:text-box>
        </draw:frame>
        <draw:connector draw:name="Straight Arrow Connector 4" draw:style-name="gr14" draw:text-style-name="P3" draw:layer="layout" draw:type="line" svg:x1="2.967cm" svg:y1="9.156cm" svg:x2="7.413cm" svg:y2="9.156cm" draw:start-shape="id9" draw:start-glue-point="1" draw:end-shape="id10" draw:end-glue-point="3" svg:d="M2967 9156h4446" svg:viewBox="0 0 4447 1">
          <text:p/>
        </draw:connector>
        <draw:connector draw:name="Elbow Connector 11" draw:style-name="gr14" draw:text-style-name="P3" draw:layer="layout" draw:line-skew="-0.869cm" svg:x1="13.163cm" svg:y1="9.156cm" svg:x2="16.655cm" svg:y2="8.098cm" draw:start-shape="id11" draw:start-glue-point="1" draw:end-shape="id12" draw:end-glue-point="3" svg:d="M13163 9156h877v-1058h2615" svg:viewBox="0 0 3493 1059">
          <text:p/>
        </draw:connector>
        <draw:connector draw:name="Elbow Connector 1" draw:style-name="gr14" draw:text-style-name="P3" draw:layer="layout" draw:line-skew="-1.7cm" svg:x1="13.163cm" svg:y1="9.156cm" svg:x2="18.318cm" svg:y2="11.912cm" draw:start-shape="id11" draw:start-glue-point="1" draw:end-shape="id13" draw:end-glue-point="3" svg:d="M13163 9156h878v2756h4277" svg:viewBox="0 0 5156 2757">
          <text:p/>
        </draw:connector>
        <draw:connector draw:name="Elbow Connector 2" draw:style-name="gr14" draw:text-style-name="P3" draw:layer="layout" draw:line-skew="0.586cm" svg:x1="17.924cm" svg:y1="8.098cm" svg:x2="22.887cm" svg:y2="5.405cm" draw:start-shape="id12" draw:start-glue-point="1" draw:end-shape="id14" draw:end-glue-point="3" svg:d="M17924 8098h3068v-2693h1895" svg:viewBox="0 0 4964 2694">
          <text:p/>
        </draw:connector>
        <draw:connector draw:name="Straight Arrow Connector 8" draw:style-name="gr14" draw:text-style-name="P3" draw:layer="layout" draw:type="line" svg:x1="17.924cm" svg:y1="8.098cm" svg:x2="22.888cm" svg:y2="8.098cm" draw:start-shape="id12" draw:start-glue-point="1" draw:end-shape="id15" draw:end-glue-point="3" svg:d="M17924 8098h4964" svg:viewBox="0 0 4965 1">
          <text:p/>
        </draw:connector>
        <draw:connector draw:name="Straight Arrow Connector 9" draw:style-name="gr14" draw:text-style-name="P3" draw:layer="layout" draw:type="line" svg:x1="9.529cm" svg:y1="9.156cm" svg:x2="11.047cm" svg:y2="9.156cm" draw:start-shape="id10" draw:start-glue-point="1" draw:end-shape="id11" draw:end-glue-point="3" svg:d="M9529 9156h1518" svg:viewBox="0 0 1519 1">
          <text:p/>
        </draw:connector>
        <presentation:notes draw:style-name="dp1">
          <draw:page-thumbnail draw:style-name="gr1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mazon Ember2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stroke-dash draw:name="Dash_20_Dot_20_1" draw:display-name="Dash Dot 1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21:01.697241965</meta:creation-date>
    <dc:date>2022-11-03T19:30:28.119391378</dc:date>
    <meta:editing-duration>PT48M1S</meta:editing-duration>
    <meta:editing-cycles>6</meta:editing-cycles>
    <meta:generator>LibreOffice/7.4.2.3$Linux_X86_64 LibreOffice_project/40$Build-3</meta:generator>
    <meta:document-statistic meta:object-count="102"/>
  </office:meta>
</office:document-meta>
</file>